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01E00004B5927725C94.svm"/>
  <manifest:file-entry manifest:media-type="" manifest:full-path="Pictures/2000000700005C80000053692CBD9B46.svm"/>
  <manifest:file-entry manifest:media-type="" manifest:full-path="Pictures/2000000700005EAC000051F642A8567B.svm"/>
  <manifest:file-entry manifest:media-type="" manifest:full-path="Pictures/2000000700005E2700004F472474AF08.svm"/>
  <manifest:file-entry manifest:media-type="" manifest:full-path="Pictures/2000000700005E270000482516F7E617.svm"/>
  <manifest:file-entry manifest:media-type="" manifest:full-path="Pictures/2000000700005F9A00004DBA9C6A6E1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547cm" svg:y="0.533cm" svg:width="24.236cm" svg:height="16.364cm" draw:z-index="0"><draw:image xlink:href="Pictures/2000000700005EAC000051F642A8567B.svm" xlink:type="simple" xlink:show="embed" xlink:actuate="onLoad"/></draw:frame></text:p>
      <text:p text:style-name="Standard"/>
      <text:p text:style-name="P1"><draw:frame draw:style-name="fr2" draw:name="Grafik2" text:anchor-type="paragraph" svg:width="24.88cm" svg:height="17.011cm" draw:z-index="1"><draw:image xlink:href="Pictures/2000000700005C80000053692CBD9B46.svm" xlink:type="simple" xlink:show="embed" xlink:actuate="onLoad"/></draw:frame></text:p>
      <text:p text:style-name="Standard"><draw:frame draw:style-name="fr2" draw:name="Grafik3" text:anchor-type="paragraph" svg:width="25.097cm" svg:height="17.067cm" draw:z-index="2"><draw:image xlink:href="Pictures/2000000700005E2700004F472474AF08.svm" xlink:type="simple" xlink:show="embed" xlink:actuate="onLoad"/></draw:frame><text:soft-page-break/></text:p>
      <text:p text:style-name="Standard"><draw:frame draw:style-name="fr2" draw:name="Grafik4" text:anchor-type="paragraph" svg:width="24.964cm" svg:height="16.738cm" draw:z-index="3"><draw:image xlink:href="Pictures/200000070000601E00004B5927725C94.svm" xlink:type="simple" xlink:show="embed" xlink:actuate="onLoad"/></draw:frame><text:soft-page-break/></text:p>
      <text:p text:style-name="Standard"><draw:frame draw:style-name="fr2" draw:name="Grafik5" text:anchor-type="paragraph" svg:width="24.474cm" svg:height="16.887cm" draw:z-index="4"><draw:image xlink:href="Pictures/2000000700005F9A00004DBA9C6A6E1F.svm" xlink:type="simple" xlink:show="embed" xlink:actuate="onLoad"/></draw:frame><text:soft-page-break/></text:p>
      <text:p text:style-name="Standard"><draw:frame draw:style-name="fr2" draw:name="Grafik6" text:anchor-type="paragraph" svg:width="24.104cm" svg:height="14.734cm" draw:z-index="5"><draw:image xlink:href="Pictures/2000000700005E270000482516F7E617.svm" xlink:type="simple" xlink:show="embed" xlink:actuate="onLoad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17S</meta:editing-duration>
    <meta:editing-cycles>3</meta:editing-cycles>
    <meta:generator>OpenOffice/4.1.14$Win32 OpenOffice.org_project/4114m1$Build-9811</meta:generator>
    <dc:date>2025-09-14T15:17:00.70</dc:date>
    <meta:document-statistic meta:table-count="0" meta:image-count="6" meta:object-count="0" meta:page-count="6" meta:paragraph-count="0" meta:word-count="0" meta:character-count="0"/>
    <dc:creator>Nataliia Bilai</dc:creator>
    <meta:user-defined meta:name="Info 1"/>
    <meta:user-defined meta:name="Info 2"/>
    <meta:user-defined meta:name="Info 3"/>
    <meta:user-defined meta:name="Info 4"/>
  </office:meta>
</office:document-meta>
</file>